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Bitstream Vera Sans" svg:font-family="'Bitstream Vera Sans'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f32c8" officeooo:paragraph-rsid="001f32c8"/>
    </style:style>
    <style:style style:name="P2" style:family="paragraph" style:parent-style-name="Standard" style:list-style-name="L1">
      <style:text-properties officeooo:rsid="00233495" officeooo:paragraph-rsid="00233495"/>
    </style:style>
    <style:style style:name="T1" style:family="text">
      <style:text-properties officeooo:rsid="002061f1"/>
    </style:style>
    <style:style style:name="T2" style:family="text">
      <style:text-properties officeooo:rsid="00233495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rt to <text:span text:style-name="T2">x</text:span>html <text:span text:style-name="T2">fails when</text:span></text:p>
      <text:list xml:id="list2794317868" text:style-name="L1">
        <text:list-item>
          <text:p text:style-name="P2">List entry has<text:line-break/>a line break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Bitstream Vera Sans" svg:font-family="'Bitstream Vera Sans'" style:font-family-generic="swiss"/>
    <style:font-face style:name="Droid Sans Devanagari1" svg:font-family="'Droid Sans Devanagari'" style:font-family-generic="swiss"/>
    <style:font-face style:name="Liberation Sans" svg:font-family="'Liberation Sans'" style:font-family-generic="swiss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Arial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DE" style:letter-kerning="true" style:font-name-asian="Arial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itstream Vera Sans" fo:font-family="'Bitstream Vera Sans'" style:font-family-generic="swiss" fo:font-size="14pt" style:font-name-asian="Arial" style:font-family-asian="Arial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bert Großkopf</meta:initial-creator>
    <meta:creation-date>2015-11-07T19:34:04.132498258</meta:creation-date>
    <dc:date>2021-10-28T13:38:42.848503116</dc:date>
    <meta:editing-duration>PT12H51M13S</meta:editing-duration>
    <meta:editing-cycles>4</meta:editing-cycles>
    <meta:generator>LibreOffice/7.1.6.2.0$Linux_X86_64 LibreOffice_project/10$Build-2</meta:generator>
    <meta:document-statistic meta:table-count="0" meta:image-count="0" meta:object-count="0" meta:page-count="1" meta:paragraph-count="2" meta:word-count="12" meta:character-count="54" meta:non-whitespace-character-count="45"/>
  </office:meta>
</office:document-meta>
</file>